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/>
    <style:font-face style:name="Georgia1" svg:font-family="Georgia" style:font-family-generic="roman" style:font-pitch="variable"/>
    <style:font-face style:name="Georgia2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333333" loext:opacity="100%" style:font-name="Courier New" fo:font-size="10.5pt" fo:background-color="#ffffff" style:font-name-asian="Courier New1" style:font-size-asian="10.5pt" style:font-name-complex="Courier New1" style:font-size-complex="10.5pt"/>
    </style:style>
    <style:style style:name="P2" style:family="paragraph" style:parent-style-name="Heading_20_4">
      <loext:graphic-properties draw:fill="solid" draw:fill-color="#ffffff"/>
      <style:paragraph-properties fo:margin-top="0cm" fo:margin-bottom="0.071cm" style:contextual-spacing="false" fo:line-height="100%" fo:keep-together="auto" fo:background-color="#ffffff" fo:keep-with-next="auto"/>
      <style:text-properties fo:color="#373d49" loext:opacity="100%" fo:font-size="11pt" fo:font-weight="bold" style:font-size-asian="11pt" style:font-weight-asian="bold" style:font-size-complex="11pt"/>
    </style:style>
    <style:style style:name="P3" style:family="paragraph" style:parent-style-name="Heading_20_3" style:master-page-name="Standard">
      <loext:graphic-properties draw:fill="solid" draw:fill-color="#ffffff"/>
      <style:paragraph-properties fo:margin-top="0cm" fo:margin-bottom="0.141cm" style:contextual-spacing="false" fo:line-height="100%" fo:keep-together="auto" style:page-number="1" fo:background-color="#ffffff" fo:keep-with-next="auto"/>
      <style:text-properties fo:color="#373d49" loext:opacity="100%" fo:font-size="13pt" fo:font-weight="bold" style:font-size-asian="13pt" style:font-weight-asian="bold" style:font-size-complex="13pt"/>
    </style:style>
    <style:style style:name="P4" style:family="paragraph" style:parent-style-name="Heading_20_3">
      <loext:graphic-properties draw:fill="solid" draw:fill-color="#ffffff"/>
      <style:paragraph-properties fo:margin-top="0cm" fo:margin-bottom="0.141cm" style:contextual-spacing="false" fo:line-height="100%" fo:keep-together="auto" fo:background-color="#ffffff" fo:keep-with-next="auto"/>
      <style:text-properties fo:color="#373d49" loext:opacity="100%" fo:font-size="13pt" fo:font-weight="bold" style:font-size-asian="13pt" style:font-weight-asian="bold" style:font-size-complex="13pt"/>
    </style:style>
    <style:style style:name="P5" style:family="paragraph" style:parent-style-name="Heading_20_4">
      <loext:graphic-properties draw:fill="solid" draw:fill-color="#ffffff"/>
      <style:paragraph-properties fo:margin-top="0cm" fo:margin-bottom="0.071cm" style:contextual-spacing="false" fo:line-height="100%" fo:keep-together="auto" fo:background-color="#ffffff" fo:keep-with-next="auto"/>
      <style:text-properties fo:color="#373d49" loext:opacity="100%" fo:font-size="11pt" fo:font-weight="bold" style:font-size-asian="11pt" style:font-weight-asian="bold" style:font-size-complex="11pt"/>
    </style:style>
    <style:style style:name="P6" style:family="paragraph" style:parent-style-name="Standard">
      <loext:graphic-properties draw:fill="solid" draw:fill-color="#ffffff"/>
      <style:paragraph-properties fo:margin-top="0cm" fo:margin-bottom="0.564cm" style:contextual-spacing="false" fo:line-height="100%" fo:background-color="#ffffff"/>
      <style:text-properties fo:color="#373d49" loext:opacity="100%" style:font-name="Georgia1" fo:font-size="10.5pt" style:font-name-asian="Georgia2" style:font-size-asian="10.5pt" style:font-name-complex="Georgia2" style:font-size-complex="10.5pt"/>
    </style:style>
    <style:style style:name="P7" style:family="paragraph" style:parent-style-name="Standard" style:list-style-name="WWNum2">
      <style:paragraph-properties fo:margin-left="2.54cm" fo:margin-right="0cm" fo:margin-top="0cm" fo:margin-bottom="0cm" style:contextual-spacing="false" fo:line-height="100%" fo:text-indent="-0.635cm" style:auto-text-indent="false"/>
      <style:text-properties fo:color="#373d49" loext:opacity="100%" style:font-name="Georgia1" fo:font-size="10.5pt" style:font-name-asian="Georgia2" style:font-size-asian="10.5pt" style:font-name-complex="Georgia2" style:font-size-complex="10.5pt"/>
    </style:style>
    <style:style style:name="P8" style:family="paragraph" style:parent-style-name="Standard" style:list-style-name="WWNum2">
      <style:paragraph-properties fo:margin-left="2.54cm" fo:margin-right="0cm" fo:margin-top="0cm" fo:margin-bottom="0.353cm" style:contextual-spacing="false" fo:line-height="100%" fo:text-indent="-0.635cm" style:auto-text-indent="false"/>
      <style:text-properties fo:color="#373d49" loext:opacity="100%" style:font-name="Georgia1" fo:font-size="10.5pt" style:font-name-asian="Georgia2" style:font-size-asian="10.5pt" style:font-name-complex="Georgia2" style:font-size-complex="10.5pt"/>
    </style:style>
    <style:style style:name="P9" style:family="paragraph" style:parent-style-name="Standard" style:list-style-name="WWNum1">
      <style:paragraph-properties fo:margin-left="2.54cm" fo:margin-right="0cm" fo:margin-top="0cm" fo:margin-bottom="0cm" style:contextual-spacing="false" fo:line-height="100%" fo:text-indent="-0.635cm" style:auto-text-indent="false"/>
      <style:text-properties fo:color="#373d49" loext:opacity="100%" style:font-name="Georgia1" fo:font-size="10.5pt" style:font-name-asian="Georgia2" style:font-size-asian="10.5pt" style:font-name-complex="Georgia2" style:font-size-complex="10.5pt"/>
    </style:style>
    <style:style style:name="P10" style:family="paragraph" style:parent-style-name="Standard">
      <loext:graphic-properties draw:fill="solid" draw:fill-color="#ffffff"/>
      <style:paragraph-properties fo:margin-left="0cm" fo:margin-right="0cm" fo:margin-top="0.388cm" fo:margin-bottom="0.353cm" style:contextual-spacing="false" fo:line-height="100%" fo:text-indent="0cm" style:auto-text-indent="false" fo:background-color="#ffffff"/>
      <style:text-properties fo:color="#373d49" loext:opacity="100%" style:font-name="Georgia1" fo:font-size="10.5pt" style:font-name-asian="Georgia2" style:font-size-asian="10.5pt" style:font-name-complex="Georgia2" style:font-size-complex="10.5pt"/>
    </style:style>
    <style:style style:name="P11" style:family="paragraph" style:parent-style-name="Standard" style:list-style-name="WWNum3">
      <loext:graphic-properties draw:fill="solid" draw:fill-color="#ffffff"/>
      <style:paragraph-properties fo:margin-left="1.27cm" fo:margin-right="0cm" fo:margin-top="0.388cm" fo:margin-bottom="0cm" style:contextual-spacing="false" fo:line-height="100%" fo:text-indent="-0.635cm" style:auto-text-indent="false" fo:background-color="#ffffff"/>
      <style:text-properties fo:color="#373d49" loext:opacity="100%" style:font-name="Georgia1" fo:font-size="10.5pt" fo:font-weight="bold" style:font-name-asian="Georgia2" style:font-size-asian="10.5pt" style:font-weight-asian="bold" style:font-name-complex="Georgia2" style:font-size-complex="10.5pt"/>
    </style:style>
    <style:style style:name="P12" style:family="paragraph" style:parent-style-name="Standard" style:list-style-name="WWNum3">
      <loext:graphic-properties draw:fill="solid" draw:fill-color="#ffffff"/>
      <style:paragraph-properties fo:margin-left="1.27cm" fo:margin-right="0cm" fo:margin-top="0cm" fo:margin-bottom="0cm" style:contextual-spacing="false" fo:line-height="100%" fo:text-indent="-0.635cm" style:auto-text-indent="false" fo:background-color="#ffffff"/>
      <style:text-properties fo:color="#373d49" loext:opacity="100%" style:font-name="Georgia1" fo:font-size="10.5pt" fo:font-weight="bold" style:font-name-asian="Georgia2" style:font-size-asian="10.5pt" style:font-weight-asian="bold" style:font-name-complex="Georgia2" style:font-size-complex="10.5pt"/>
    </style:style>
    <style:style style:name="P13" style:family="paragraph" style:parent-style-name="Standard" style:list-style-name="WWNum3">
      <loext:graphic-properties draw:fill="solid" draw:fill-color="#ffffff"/>
      <style:paragraph-properties fo:margin-left="1.27cm" fo:margin-right="0cm" fo:margin-top="0cm" fo:margin-bottom="0.353cm" style:contextual-spacing="false" fo:line-height="100%" fo:text-indent="-0.635cm" style:auto-text-indent="false" fo:background-color="#ffffff"/>
      <style:text-properties fo:color="#373d49" loext:opacity="100%" style:font-name="Georgia1" fo:font-size="10.5pt" fo:font-weight="bold" style:font-name-asian="Georgia2" style:font-size-asian="10.5pt" style:font-weight-asian="bold" style:font-name-complex="Georgia2" style:font-size-complex="10.5pt"/>
    </style:style>
    <style:style style:name="P14" style:family="paragraph" style:parent-style-name="Standard" style:list-style-name="WWNum2">
      <loext:graphic-properties draw:fill="solid" draw:fill-color="#ffffff"/>
      <style:paragraph-properties fo:margin-left="1.27cm" fo:margin-right="0cm" fo:margin-top="0.388cm" fo:margin-bottom="0cm" style:contextual-spacing="false" fo:line-height="100%" fo:text-indent="-0.635cm" style:auto-text-indent="false" fo:background-color="#ffffff"/>
      <style:text-properties fo:color="#373d49" loext:opacity="100%" style:font-name="Georgia1" fo:font-size="10.5pt" fo:font-weight="bold" style:font-name-asian="Georgia2" style:font-size-asian="10.5pt" style:font-weight-asian="bold" style:font-name-complex="Georgia2" style:font-size-complex="10.5pt"/>
    </style:style>
    <style:style style:name="P15" style:family="paragraph" style:parent-style-name="Standard" style:list-style-name="WWNum2">
      <loext:graphic-properties draw:fill="solid" draw:fill-color="#ffffff"/>
      <style:paragraph-properties fo:margin-left="1.27cm" fo:margin-right="0cm" fo:margin-top="0cm" fo:margin-bottom="0cm" style:contextual-spacing="false" fo:line-height="100%" fo:text-indent="-0.635cm" style:auto-text-indent="false" fo:background-color="#ffffff"/>
      <style:text-properties fo:color="#373d49" loext:opacity="100%" style:font-name="Georgia1" fo:font-size="10.5pt" fo:font-weight="bold" style:font-name-asian="Georgia2" style:font-size-asian="10.5pt" style:font-weight-asian="bold" style:font-name-complex="Georgia2" style:font-size-complex="10.5pt"/>
    </style:style>
    <style:style style:name="P16" style:family="paragraph" style:parent-style-name="Standard" style:list-style-name="WWNum1">
      <loext:graphic-properties draw:fill="solid" draw:fill-color="#ffffff"/>
      <style:paragraph-properties fo:margin-left="1.27cm" fo:margin-right="0cm" fo:margin-top="0.388cm" fo:margin-bottom="0cm" style:contextual-spacing="false" fo:line-height="100%" fo:text-indent="-0.635cm" style:auto-text-indent="false" fo:background-color="#ffffff"/>
      <style:text-properties fo:color="#373d49" loext:opacity="100%" style:font-name="Georgia1" fo:font-size="10.5pt" fo:font-weight="bold" style:font-name-asian="Georgia2" style:font-size-asian="10.5pt" style:font-weight-asian="bold" style:font-name-complex="Georgia2" style:font-size-complex="10.5pt"/>
    </style:style>
    <style:style style:name="P17" style:family="paragraph" style:parent-style-name="Standard" style:list-style-name="WWNum1">
      <loext:graphic-properties draw:fill="solid" draw:fill-color="#ffffff"/>
      <style:paragraph-properties fo:margin-left="1.27cm" fo:margin-right="0cm" fo:margin-top="0cm" fo:margin-bottom="0cm" style:contextual-spacing="false" fo:line-height="100%" fo:text-indent="-0.635cm" style:auto-text-indent="false" fo:background-color="#ffffff"/>
      <style:text-properties fo:color="#373d49" loext:opacity="100%" style:font-name="Georgia1" fo:font-size="10.5pt" fo:font-weight="bold" style:font-name-asian="Georgia2" style:font-size-asian="10.5pt" style:font-weight-asian="bold" style:font-name-complex="Georgia2" style:font-size-complex="10.5pt"/>
    </style:style>
    <style:style style:name="P18" style:family="paragraph" style:parent-style-name="Standard" style:list-style-name="WWNum1">
      <style:paragraph-properties fo:margin-left="2.54cm" fo:margin-right="0cm" fo:margin-top="0cm" fo:margin-bottom="0cm" style:contextual-spacing="false" fo:line-height="100%" fo:text-indent="-0.635cm" style:auto-text-indent="false"/>
      <style:text-properties fo:color="#373d49" loext:opacity="100%" style:font-name="Georgia1" fo:font-size="10.5pt" fo:font-weight="bold" style:font-name-asian="Georgia2" style:font-size-asian="10.5pt" style:font-weight-asian="bold" style:font-name-complex="Georgia2" style:font-size-complex="10.5pt"/>
    </style:style>
    <style:style style:name="P19" style:family="paragraph" style:parent-style-name="Standard">
      <loext:graphic-properties draw:fill="solid" draw:fill-color="#ffffff"/>
      <style:paragraph-properties fo:margin-top="0cm" fo:margin-bottom="0.564cm" style:contextual-spacing="false" fo:line-height="100%" fo:background-color="#ffffff"/>
      <style:text-properties fo:color="#373d49" loext:opacity="100%" style:font-name="Georgia1" fo:font-size="10.5pt" fo:font-weight="bold" style:font-name-asian="Georgia2" style:font-size-asian="10.5pt" style:font-weight-asian="bold" style:font-name-complex="Georgia2" style:font-size-complex="10.5pt"/>
    </style:style>
    <style:style style:name="P20" style:family="paragraph" style:parent-style-name="Standard">
      <loext:graphic-properties draw:fill="solid" draw:fill-color="#ffffff"/>
      <style:paragraph-properties fo:margin-left="0cm" fo:margin-right="0cm" fo:margin-top="0.388cm" fo:margin-bottom="0.353cm" style:contextual-spacing="false" fo:line-height="100%" fo:text-indent="0cm" style:auto-text-indent="false" fo:background-color="#ffffff"/>
      <style:text-properties fo:color="#373d49" loext:opacity="100%" style:font-name="Georgia1" fo:font-size="10.5pt" fo:font-weight="bold" style:font-name-asian="Georgia2" style:font-size-asian="10.5pt" style:font-weight-asian="bold" style:font-name-complex="Georgia2" style:font-size-complex="10.5pt"/>
    </style:style>
    <style:style style:name="P21" style:family="paragraph" style:parent-style-name="Standard">
      <style:text-properties fo:color="#373d49" loext:opacity="100%" style:font-name="Georgia1" fo:font-size="10.5pt" fo:font-weight="bold" style:font-name-asian="Georgia2" style:font-size-asian="10.5pt" style:font-weight-asian="bold" style:font-name-complex="Georgia2" style:font-size-complex="10.5pt"/>
    </style:style>
    <style:style style:name="P22" style:family="paragraph" style:parent-style-name="Standard" style:list-style-name="WWNum1">
      <style:paragraph-properties fo:margin-left="2.54cm" fo:margin-right="0cm" fo:margin-top="0cm" fo:margin-bottom="0.353cm" style:contextual-spacing="false" fo:line-height="100%" fo:text-indent="-0.635cm" style:auto-text-indent="false"/>
      <style:text-properties fo:color="#373d49" loext:opacity="100%" fo:font-size="10.5pt" fo:font-weight="bold" style:font-size-asian="10.5pt" style:font-weight-asian="bold" style:font-size-complex="10.5pt"/>
    </style:style>
    <style:style style:name="P23" style:family="paragraph" style:parent-style-name="Standard">
      <style:text-properties fo:color="#333333" loext:opacity="100%" style:font-name="Courier New" fo:font-size="10.5pt" fo:background-color="#ffffff" style:font-name-asian="Courier New1" style:font-size-asian="10.5pt" style:font-name-complex="Courier New1" style:font-size-complex="10.5pt"/>
    </style:style>
    <style:style style:name="P24" style:family="paragraph" style:parent-style-name="Standard">
      <style:text-properties fo:color="#333333" loext:opacity="100%" style:font-name="Courier New" fo:font-size="10.5pt" style:font-name-asian="Courier New1" style:font-size-asian="10.5pt" style:font-name-complex="Courier New1" style:font-size-complex="10.5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  <style:text-properties fo:color="#333333" loext:opacity="100%" style:font-name="Courier New" fo:font-size="10.5pt" style:font-name-asian="Courier New1" style:font-size-asian="10.5pt" style:font-name-complex="Courier New1" style:font-size-complex="10.5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15%" fo:text-align="start" style:justify-single-word="false" fo:keep-together="auto" fo:orphans="2" fo:widows="2" fo:text-indent="0cm" style:auto-text-indent="false" fo:break-before="auto" fo:break-after="auto" fo:padding="0cm" fo:border="none" fo:keep-with-next="auto"/>
    </style:style>
    <style:style style:name="T1" style:family="text">
      <style:text-properties fo:color="#373d49" loext:opacity="100%" style:font-name="Georgia1" fo:font-size="10.5pt" fo:font-weight="bold" style:font-name-asian="Georgia2" style:font-size-asian="10.5pt" style:font-weight-asian="bold" style:font-name-complex="Georgia2" style:font-size-complex="10.5pt"/>
    </style:style>
    <style:style style:name="T2" style:family="text">
      <style:text-properties fo:color="#333333" loext:opacity="100%" style:font-name="Courier New" fo:font-size="10.5pt" style:font-name-asian="Courier New1" style:font-size-asian="10.5pt" style:font-name-complex="Courier New1" style:font-size-complex="10.5pt"/>
    </style:style>
    <style:style style:name="T3" style:family="text">
      <style:text-properties officeooo:rsid="00099cc2"/>
    </style:style>
    <style:style style:name="T4" style:family="text">
      <style:text-properties fo:color="#c9211e" loext:opacity="100%"/>
    </style:style>
    <style:style style:name="T5" style:family="text">
      <style:text-properties fo:color="#c9211e" loext:opacity="100%" officeooo:rsid="00099cc2"/>
    </style:style>
    <style:style style:name="T6" style:family="text">
      <style:text-properties fo:color="#c9211e" loext:opacity="100%" officeooo:rsid="000b43d9"/>
    </style:style>
    <style:style style:name="T7" style:family="text">
      <style:text-properties style:font-name="Georgia1" style:font-name-asian="Georgia2" style:font-name-complex="Georgia2"/>
    </style:style>
    <style:style style:name="T8" style:family="text">
      <style:text-properties officeooo:rsid="000b43d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bookmark text:name="_1p5kdxu9wqte"/>Cenário Real com BGP no Cisco Packet Tracer</text:p>
      <text:p text:style-name="P6">Neste laboratório, estamos configurando BGP para interligar três sistemas autônomos distintos:</text:p>
      <text:list xml:id="list3154295766" text:style-name="WWNum3">
        <text:list-item>
          <text:p text:style-name="P11">AS100 (Brisanet - Provedor de Internet)</text:p>
        </text:list-item>
        <text:list-item>
          <text:p text:style-name="P12">AS200 (IFCE - Campus Fortaleza)</text:p>
        </text:list-item>
        <text:list-item>
          <text:p text:style-name="P13">AS300 (Unilab - Universidade da Integração Internacional da Lusofonia Afro-Brasileira)</text:p>
        </text:list-item>
      </text:list>
      <text:p text:style-name="P4"><text:bookmark text:name="_3semjfz20hk3"/>Componentes Necessários</text:p>
      <text:list xml:id="list2449885373" text:style-name="WWNum2">
        <text:list-item>
          <text:p text:style-name="P14">Roteadores Cisco (Modelos 1941):</text:p>
          <text:list>
            <text:list-item>
              <text:p text:style-name="P7">R1 (Brisanet, AS100)</text:p>
            </text:list-item>
            <text:list-item>
              <text:p text:style-name="P7">R2 (IFCE Campus Fortaleza, AS200)</text:p>
            </text:list-item>
            <text:list-item>
              <text:p text:style-name="P7">R3 (Unilab, AS300)</text:p>
            </text:list-item>
          </text:list>
        </text:list-item>
        <text:list-item>
          <text:p text:style-name="P15">Conexões Seriais:</text:p>
          <text:list>
            <text:list-item>
              <text:p text:style-name="P7">Cabos Seriais DCE/DTE</text:p>
            </text:list-item>
          </text:list>
        </text:list-item>
        <text:list-item>
          <text:p text:style-name="P15">Computadores (para teste de conectividade):</text:p>
          <text:list>
            <text:list-item>
              <text:p text:style-name="P7">PC1 conectado a R1</text:p>
            </text:list-item>
            <text:list-item>
              <text:p text:style-name="P7">PC2 conectado a R2</text:p>
            </text:list-item>
            <text:list-item>
              <text:p text:style-name="P8">PC3 conectado a R3</text:p>
            </text:list-item>
          </text:list>
        </text:list-item>
      </text:list>
      <text:p text:style-name="P4"><text:bookmark text:name="_ie63zkfn6eju"/>Passo a Passo para Configuração</text:p>
      <text:p text:style-name="P2"><text:bookmark text:name="_ggyuaauw98n5"/>Passo 1: Configuração da Topologia no Cisco Packet Tracer</text:p>
      <text:list xml:id="list1748969672" text:style-name="WWNum1">
        <text:list-item>
          <text:p text:style-name="P16">Abra o Cisco Packet Tracer.</text:p>
        </text:list-item>
        <text:list-item>
          <text:p text:style-name="P17">Adicione três roteadores Cisco 1941 na área de trabalho:</text:p>
          <text:list>
            <text:list-item>
              <text:p text:style-name="P18">R1 (Brisanet, AS100)</text:p>
            </text:list-item>
            <text:list-item>
              <text:p text:style-name="P18">R2 (IFCE Campus Fortaleza, AS200)</text:p>
            </text:list-item>
            <text:list-item>
              <text:p text:style-name="P18">R3 (Unilab, AS300)</text:p>
            </text:list-item>
          </text:list>
        </text:list-item>
        <text:list-item>
          <text:p text:style-name="P17">Adicione três computadores para teste de conectividade:</text:p>
          <text:list>
            <text:list-item>
              <text:p text:style-name="P18">PC1 (Conectado a R1)</text:p>
            </text:list-item>
            <text:list-item>
              <text:p text:style-name="P18">PC2 (Conectado a R2)</text:p>
            </text:list-item>
            <text:list-item>
              <text:p text:style-name="P18">PC3 (Conectado a R3)</text:p>
            </text:list-item>
          </text:list>
        </text:list-item>
        <text:list-item>
          <text:p text:style-name="P17">Conecte os roteadores usando conexões seriais:</text:p>
          <text:list>
            <text:list-item>
              <text:p text:style-name="P9">Conecte a interface Serial0/0/0 <text:span text:style-name="T4">(</text:span><text:span text:style-name="T5">0/1/0</text:span><text:span text:style-name="T4">)</text:span> de R1 à interface Serial0/0/0 <text:span text:style-name="T5">(0/1/0)</text:span><text:span text:style-name="T3"> </text:span>de R2 usando um cabo serial DCE/DTE.</text:p>
            </text:list-item>
            <text:list-item>
              <text:p text:style-name="P9">Conecte a interface Serial0/0/1 <text:span text:style-name="T5">(0/1/1)</text:span><text:span text:style-name="T3"> </text:span>de R2 à interface Serial0/0/0 <text:span text:style-name="T5">(0/1/0)</text:span><text:span text:style-name="T3"> </text:span>de R3 usando um cabo serial DCE/DTE.</text:p>
            </text:list-item>
            <text:list-item>
              <text:p text:style-name="P9">Conecte a interface Serial0/0/1 <text:span text:style-name="T5">(0/1/1)</text:span><text:span text:style-name="T3"> </text:span>de R1 à interface Serial0/0/1 <text:span text:style-name="T5">(0/1/1)</text:span><text:span text:style-name="T3"> </text:span>de R3 usando um cabo serial DCE/DTE.</text:p>
            </text:list-item>
          </text:list>
        </text:list-item>
        <text:list-item>
          <text:p text:style-name="P17">Conecte cada computador ao respectivo roteador usando cabos Ethernet:</text:p>
          <text:list>
            <text:list-item>
              <text:p text:style-name="P18">PC1 à interface GigabitEthernet0/0 de R1.</text:p>
            </text:list-item>
            <text:list-item>
              <text:p text:style-name="P18">PC2 à interface GigabitEthernet0/0 de R2.</text:p>
            </text:list-item>
            <text:list-item>
              <text:p text:style-name="P22"><text:span text:style-name="T7">PC3 à interface GigabitEthernet0/0 de R3.</text:span><text:bookmark text:name="_plxur1u2yt6h"/></text:p>
            </text:list-item>
          </text:list>
        </text:list-item>
      </text:list>
      <text:p text:style-name="P2"><text:bookmark text:name="_msapaxoqjrqs"/></text:p>
      <text:p text:style-name="P2"><text:bookmark text:name="_kq6b2bo36i0x"/>Passo 2: Configuração das Interfaces e IPs</text:p>
      <text:p text:style-name="P19">Configuração de R1 (Brisanet, AS100):</text:p>
      <text:p text:style-name="P1">R1&gt; enable</text:p>
      <text:p text:style-name="P1">R1# configure terminal</text:p>
      <text:p text:style-name="P1">R1(config)# interface serial0/0/0</text:p>
      <text:p text:style-name="P1">R1(config-if)# ip address 10.0.0.1 255.255.255.252</text:p>
      <text:p text:style-name="P1">R1(config-if)# clock rate 64000</text:p>
      <text:p text:style-name="P1">R1(config-if)# no shutdown</text:p>
      <text:p text:style-name="P1"><text:soft-page-break/></text:p>
      <text:p text:style-name="P1">R1(config)# interface serial0/0/1</text:p>
      <text:p text:style-name="P1">R1(config-if)# ip address 10.0.1.1 255.255.255.252</text:p>
      <text:p text:style-name="P1">R1(config-if)# clock rate 64000</text:p>
      <text:p text:style-name="P1">R1(config-if)# no shutdown</text:p>
      <text:p text:style-name="P1"/>
      <text:p text:style-name="P1">R1(config)# interface gigabitethernet0/0</text:p>
      <text:p text:style-name="P1">R1(config-if)# ip address 192.168.1.1 255.255.255.0</text:p>
      <text:p text:style-name="P1">R1(config-if)# no shutdown</text:p>
      <text:p text:style-name="P1"/>
      <text:p text:style-name="P19">Configuração de R2 (IFCE Campus Fortaleza, AS200):</text:p>
      <text:p text:style-name="P1">R2&gt; enable</text:p>
      <text:p text:style-name="P1">R2# configure terminal</text:p>
      <text:p text:style-name="P1">R2(config)# interface serial0/0/0</text:p>
      <text:p text:style-name="P1">R2(config-if)# ip address 10.0.0.2 255.255.255.252</text:p>
      <text:p text:style-name="P1">R2(config-if)# no shutdown</text:p>
      <text:p text:style-name="P1"/>
      <text:p text:style-name="P1">R2(config)# interface serial0/0/1</text:p>
      <text:p text:style-name="P1">R2(config-if)# ip address 10.0.2.1 255.255.255.252</text:p>
      <text:p text:style-name="P1">R2(config-if)# clock rate 64000</text:p>
      <text:p text:style-name="P1">R2(config-if)# no shutdown</text:p>
      <text:p text:style-name="P1"/>
      <text:p text:style-name="P1">R2(config)# interface gigabitethernet0/0</text:p>
      <text:p text:style-name="P1">R2(config-if)# ip address 192.168.2.1 255.255.255.0</text:p>
      <text:p text:style-name="P1">R2(config-if)# no shutdown</text:p>
      <text:p text:style-name="P1"/>
      <text:p text:style-name="P19">Configuração de R3 (Unilab, AS300):</text:p>
      <text:p text:style-name="P1">R3&gt; enable</text:p>
      <text:p text:style-name="P1">R3# configure terminal</text:p>
      <text:p text:style-name="P1">R3(config)# interface serial0/0/0</text:p>
      <text:p text:style-name="P1">R3(config-if)# ip address 10.0.2.2 255.255.255.252</text:p>
      <text:p text:style-name="P1">R3(config-if)# no shutdown</text:p>
      <text:p text:style-name="P1"/>
      <text:p text:style-name="P1">R3(config)# interface serial0/0/1</text:p>
      <text:p text:style-name="P1">R3(config-if)# ip address 10.0.1.2 255.255.255.252</text:p>
      <text:p text:style-name="P1">R3(config-if)# no shutdown</text:p>
      <text:p text:style-name="P1"/>
      <text:p text:style-name="P1">R3(config)# interface gigabitethernet0/0</text:p>
      <text:p text:style-name="P1">R3(config-if)# ip address 192.168.3.1 255.255.255.0</text:p>
      <text:p text:style-name="P1">R3(config-if)# no shutdown</text:p>
      <text:p text:style-name="P21"/>
      <text:p text:style-name="P21"/>
      <text:p text:style-name="P21"/>
      <text:p text:style-name="P19">Configuração de PC1:</text:p>
      <text:p text:style-name="P1">IP Address: 192.168.1.2</text:p>
      <text:p text:style-name="P1">Subnet Mask: 255.255.255.0</text:p>
      <text:p text:style-name="P1">Default Gateway: 192.168.1.1</text:p>
      <text:p text:style-name="P1"/>
      <text:p text:style-name="P19"><text:soft-page-break/>Configuração de PC2:</text:p>
      <text:p text:style-name="P1">IP Address: 192.168.2.2</text:p>
      <text:p text:style-name="P1">Subnet Mask: 255.255.255.0</text:p>
      <text:p text:style-name="P1">Default Gateway: 192.168.2.1</text:p>
      <text:p text:style-name="P1"/>
      <text:p text:style-name="P19">Configuração de PC3:</text:p>
      <text:p text:style-name="P1">IP Address: 192.168.3.2</text:p>
      <text:p text:style-name="P1">Subnet Mask: 255.255.255.0</text:p>
      <text:p text:style-name="P1">Default Gateway: 192.168.3.1</text:p>
      <text:p text:style-name="P1"/>
      <text:p text:style-name="P2"><text:bookmark text:name="_gz04r5dowuv"/>Passo 3: Configuração do BGP</text:p>
      <text:p text:style-name="P19">Configuração do BGP em R1 (Brisanet, AS100):</text:p>
      <text:p text:style-name="P1">R1(config)# router bgp 100</text:p>
      <text:p text:style-name="P1">R1(config-router)# neighbor 10.0.0.2 remote-as 200</text:p>
      <text:p text:style-name="P1">R1(config-router)# neighbor 10.0.1.2 remote-as 300</text:p>
      <text:p text:style-name="P1">R1(config-router)# network 192.168.1.0 mask 255.255.255.0</text:p>
      <text:p text:style-name="P1"/>
      <text:p text:style-name="P19">Configuração do BGP em R2 (IFCE Campus Fortaleza, AS200):</text:p>
      <text:p text:style-name="P1">R2(config)# router bgp 200</text:p>
      <text:p text:style-name="P1">R2(config-router)# neighbor 10.0.0.1 remote-as 100</text:p>
      <text:p text:style-name="P1">R2(config-router)# neighbor 10.0.2.2 remote-as 300</text:p>
      <text:p text:style-name="P1">R2(config-router)# network 192.168.2.0 mask 255.255.255.0</text:p>
      <text:p text:style-name="P1"/>
      <text:p text:style-name="P19">Configuração do BGP em R3 (Unilab, AS300):</text:p>
      <text:p text:style-name="P1">R3(config)# router bgp 300</text:p>
      <text:p text:style-name="P1">R3(config-router)# neighbor 10.0.2.1 remote-as 200</text:p>
      <text:p text:style-name="P1">R3(config-router)# neighbor 10.0.1.1 remote-as 100</text:p>
      <text:p text:style-name="P1">R3(config-router)# network 192.168.3.0 mask 255.255.255.0</text:p>
      <text:p text:style-name="P1"/>
      <text:p text:style-name="P4"><text:bookmark text:name="_qon5it4qduec"/>Passo 4: Verificação da Configuração</text:p>
      <text:p text:style-name="Standard"><text:span text:style-name="T1">Verifique as sessões BGP em cada roteador:<text:line-break/></text:span><text:span text:style-name="T2">R1# show ip bgp summary</text:span></text:p>
      <text:p text:style-name="P24">R2# show ip bgp summary</text:p>
      <text:p text:style-name="P24">R3# show ip bgp summary</text:p>
      <text:p text:style-name="P10"/>
      <text:p text:style-name="Standard"><text:span text:style-name="T1">Verifique as rotas BGP em cada roteador:<text:line-break/></text:span><text:span text:style-name="T2">R1# show ip bgp</text:span></text:p>
      <text:p text:style-name="P24">R2# show ip bgp</text:p>
      <text:p text:style-name="P24">R3# show ip bgp</text:p>
      <text:p text:style-name="P20">Teste a conectividade usando pings:</text:p>
      <text:p text:style-name="P25">Ping de PC1 (Brisanet) para 192.168.3<text:span text:style-name="T6">(2)</text:span>.2<text:span text:style-name="T6">(1)</text:span> (Unilab)</text:p>
      <text:p text:style-name="P26"><text:span text:style-name="T2">Ping de PC3 (Unilab) para 192.168.1.2 (Brisanet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/>
    <style:font-face style:name="Georgia1" svg:font-family="Georgia" style:font-family-generic="roman" style:font-pitch="variable"/>
    <style:font-face style:name="Georgia2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2" style:display-name="ListLabel 2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11" style:display-name="ListLabel 11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373d49" loext:opacity="100%" fo:font-size="10.5pt" style:text-underline-style="none" style:font-name-asian="Georgia2" style:font-family-asian="Georgia" style:font-family-generic-asian="system" style:font-pitch-asian="variable" style:font-size-asian="10.5pt" style:font-name-complex="Georgia2" style:font-family-complex="Georgia" style:font-family-generic-complex="system" style:font-pitch-complex="variable" style:font-size-complex="10.5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Georgia"/>
      </text:list-level-style-bullet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1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Georgia"/>
      </text:list-level-style-bullet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Georgia"/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4-08-07T10:47:03.227277479</dc:date>
    <meta:editing-duration>PT1H1M6S</meta:editing-duration>
    <meta:editing-cycles>3</meta:editing-cycles>
    <meta:document-statistic meta:table-count="0" meta:image-count="0" meta:object-count="0" meta:page-count="3" meta:paragraph-count="113" meta:word-count="590" meta:character-count="4269" meta:non-whitespace-character-count="3822"/>
  </office:meta>
</office:document-meta>
</file>